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620000006C340B418E.png" manifest:media-type="image/png"/>
  <manifest:file-entry manifest:full-path="Pictures/100002010000005000000050C1E84D9E.png" manifest:media-type="image/png"/>
  <manifest:file-entry manifest:full-path="Pictures/100002010000005000000050C98293E9.png" manifest:media-type="image/png"/>
  <manifest:file-entry manifest:full-path="Pictures/10000201000000620000006CC2E39061.png" manifest:media-type="image/png"/>
  <manifest:file-entry manifest:full-path="Pictures/10000201000000C8000000C8D56757F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88cm" svg:stroke-color="#ffffff" draw:stroke-linejoin="round" draw:fill="none" draw:textarea-vertical-align="top" draw:auto-grow-height="false" fo:padding-top="0.102cm" fo:padding-bottom="0.102cm" fo:padding-left="0.102cm" fo:padding-right="0.102cm" fo:wrap-option="wrap"/>
    </style:style>
    <style:style style:name="gr2" style:family="graphic" style:parent-style-name="standard">
      <style:graphic-properties draw:stroke="solid" svg:stroke-width="0.08cm" svg:stroke-color="#ff9900" draw:marker-start-width="0cm" draw:marker-end-width="0cm" draw:stroke-linejoin="miter" draw:fill="none" draw:textarea-vertical-align="middle" draw:auto-grow-height="false" fo:padding-top="0.024cm" fo:padding-bottom="0.024cm" fo:padding-left="0.149cm" fo:padding-right="0.149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d0cece" draw:stroke-linejoin="miter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fo:min-height="0.63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47cm" svg:stroke-color="#404040" draw:marker-end="msArrowEnd_20_5" draw:marker-end-width="0.74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1.271cm" fo:min-width="3.653cm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solid" svg:stroke-width="0.05cm" svg:stroke-color="#ff9900" draw:marker-start-width="0cm" draw:marker-end-width="0cm" draw:stroke-linejoin="round" draw:fill="none" draw:textarea-vertical-align="middle" draw:auto-grow-height="false" fo:padding-top="0.027cm" fo:padding-bottom="0.027cm" fo:padding-left="0.152cm" fo:padding-right="0.152cm" fo:wrap-option="no-wrap"/>
    </style:style>
    <style:style style:name="gr9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fffff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cm" svg:stroke-color="#4c4c4c" draw:marker-start-width="0.2cm" draw:marker-end-width="0.2cm" draw:fill="solid" draw:fill-color="#ff9900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1cm" svg:stroke-color="#ff99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line-height="100%" fo:text-align="center"/>
      <style:text-properties fo:font-size="14pt" style:font-size-asian="14pt" style:font-size-complex="14pt"/>
    </style:style>
    <style:style style:name="P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" style:family="paragraph">
      <style:paragraph-properties fo:line-height="100%" fo:text-align="center" style:font-independent-line-spacing="true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fo:color="#767171" style:text-line-through-style="none" fo:font-family="'DejaVu Sans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3e494d" style:text-line-through-style="none" fo:font-family="'DejaVu Sans'" style:font-family-generic="swiss" style:font-pitch="variable" fo:font-size="15pt" fo:letter-spacing="normal" fo:font-style="normal" style:text-underline-style="none" fo:font-weight="bold" style:font-family-asian="'DejaVu Sans'" style:font-family-generic-asian="modern" style:font-pitch-asian="fixed" style:font-size-asian="15pt" style:font-style-asian="normal" style:font-weight-asian="bold" style:font-family-complex="'DejaVu Sans'" style:font-family-generic-complex="swiss" style:font-pitch-complex="variable" style:font-size-complex="15pt" style:font-style-complex="normal" style:font-weight-complex="bold"/>
    </style:style>
    <style:style style:name="T3" style:family="text">
      <style:text-properties fo:color="#595959" style:text-line-through-style="none" fo:font-family="'DejaVu Sans'" style:font-family-generic="swiss" style:font-pitch="variable" fo:font-size="30pt" fo:letter-spacing="normal" fo:font-style="normal" style:text-underline-style="none" fo:font-weight="normal" style:font-family-asian="'DejaVu Sans'" style:font-family-generic-asian="modern" style:font-pitch-asian="fixed" style:font-size-asian="30pt" style:font-style-asian="normal" style:font-weight-asian="normal" style:font-family-complex="'DejaVu Sans'" style:font-family-generic-complex="swiss" style:font-pitch-complex="variable" style:font-size-complex="30pt" style:font-style-complex="normal" style:font-weight-complex="normal"/>
    </style:style>
    <style:style style:name="T4" style:family="text">
      <style:text-properties fo:color="#595959" style:text-line-through-style="none" fo:font-family="'DejaVu Sans'" style:font-family-generic="swiss" style:font-pitch="variable" fo:font-size="14pt" fo:letter-spacing="normal" fo:font-style="normal" style:text-underline-style="none" fo:font-weight="normal" style:font-family-asian="'DejaVu Sans'" style:font-family-generic-asian="modern" style:font-pitch-asian="fixed" style:font-size-asian="14pt" style:font-style-asian="normal" style:font-weight-asian="normal" style:font-family-complex="'DejaVu Sans'" style:font-family-generic-complex="swiss" style:font-pitch-complex="variable" style:font-size-complex="14pt" style:font-style-complex="normal" style:font-weight-complex="normal"/>
    </style:style>
    <style:style style:name="T5" style:family="text">
      <style:text-properties fo:color="#ffffff" fo:font-family="'DejaVu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draw:name="Gruppieren 40">
            <draw:custom-shape draw:name="AutoShape 3" draw:style-name="gr1" draw:text-style-name="P1" draw:layer="layout" svg:width="1.982cm" svg:height="1.692cm" draw:transform="rotate (-3.14159265358979) translate (5.382cm 11.343cm)">
              <text:p/>
              <draw:enhanced-geometry draw:mirror-horizontal="false" draw:mirror-vertical="false" draw:text-areas="?f6 0 ?f0 ?f5" svg:viewBox="0 0 0 0" draw:type="ooxml-flowChartManualOperation" draw:enhanced-path="M 0 0 L 5 0 4 5 1 5 Z N">
                <draw:equation draw:name="f0" draw:formula="logwidth*4/5"/>
                <draw:equation draw:name="f1" draw:formula="logwidth*9/10"/>
                <draw:equation draw:name="f2" draw:formula="logwidth/2"/>
                <draw:equation draw:name="f3" draw:formula="logwidth/10"/>
                <draw:equation draw:name="f4" draw:formula="logheight/2"/>
                <draw:equation draw:name="f5" draw:formula="logheight"/>
                <draw:equation draw:name="f6" draw:formula="logwidth/5"/>
              </draw:enhanced-geometry>
            </draw:custom-shape>
            <draw:custom-shape draw:name="Oval 5" draw:style-name="gr1" draw:text-style-name="P1" draw:layer="layout" svg:width="1.346cm" svg:height="1.603cm" draw:transform="skewX (0.0429350995990605) rotate (0.390604686596331) translate (3.534cm 8.637cm)">
              <text:p/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Flussdiagramm: Alternativer Prozess 50" draw:style-name="gr2" draw:text-style-name="P1" xml:id="id1" draw:id="id1" draw:layer="layout" svg:width="5.103cm" svg:height="7.396cm" svg:x="9.864cm" svg:y="5.537cm">
            <text:p/>
            <draw:enhanced-geometry draw:mirror-horizontal="false" draw:mirror-vertical="false" draw:text-areas="?f3 ?f3 ?f4 ?f5" svg:viewBox="0 0 0 0" draw:type="ooxml-flowChartAlternateProcess" draw:enhanced-path="M 0 ?f0  L ?f0 ?f0  L ?f10 ?f11  L ?f1 0 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frame draw:name="Grafik 36" draw:style-name="gr3" draw:text-style-name="P2" draw:layer="layout" svg:width="2.637cm" svg:height="2.637cm" svg:x="8.882cm" svg:y="9.293cm">
            <draw:image xlink:href="Pictures/10000201000000C8000000C8D56757FE.png" xlink:type="simple" xlink:show="embed" xlink:actuate="onLoad">
              <text:p/>
            </draw:image>
          </draw:frame>
          <draw:frame draw:name="Grafik 38" draw:style-name="gr3" draw:text-style-name="P2" draw:layer="layout" svg:width="1.414cm" svg:height="1.558cm" svg:x="9.288cm" svg:y="7.923cm">
            <draw:image xlink:href="Pictures/10000201000000620000006CC2E39061.png" xlink:type="simple" xlink:show="embed" xlink:actuate="onLoad">
              <text:p/>
            </draw:image>
          </draw:frame>
          <draw:g draw:name="Gruppieren 52">
            <draw:custom-shape draw:name="Flussdiagramm: Grenzstelle 51" draw:style-name="gr4" draw:text-style-name="P4" draw:layer="layout" svg:width="4.66cm" svg:height="0.885cm" svg:x="21.826cm" svg:y="7.515cm">
              <text:p text:style-name="P3"><text:span text:style-name="T1">Journals</text:span></text:p>
              <draw:enhanced-geometry draw:mirror-horizontal="false" draw:mirror-vertical="false" draw:text-areas="?f0 ?f2 ?f1 ?f3" svg:viewBox="0 0 0 0" draw:type="ooxml-flowChartTerminator" draw:enhanced-path="M 3475 0 L 18125 0  L 3475 10800 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custom-shape draw:name="Flussdiagramm: Grenzstelle 54" draw:style-name="gr4" draw:text-style-name="P4" draw:layer="layout" svg:width="4.449cm" svg:height="0.885cm" svg:x="22.459cm" svg:y="9.105cm">
              <text:p text:style-name="P3"><text:span text:style-name="T1">Conferences</text:span></text:p>
              <draw:enhanced-geometry draw:mirror-horizontal="false" draw:mirror-vertical="false" draw:text-areas="?f0 ?f2 ?f1 ?f3" svg:viewBox="0 0 0 0" draw:type="ooxml-flowChartTerminator" draw:enhanced-path="M 3475 0 L 18125 0  L 3475 10800 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custom-shape draw:name="Flussdiagramm: Grenzstelle 55" draw:style-name="gr4" draw:text-style-name="P4" draw:layer="layout" svg:width="4.449cm" svg:height="0.885cm" svg:x="22.433cm" svg:y="10.572cm">
              <text:p text:style-name="P3"><text:span text:style-name="T1">Magazines</text:span></text:p>
              <draw:enhanced-geometry draw:mirror-horizontal="false" draw:mirror-vertical="false" draw:text-areas="?f0 ?f2 ?f1 ?f3" svg:viewBox="0 0 0 0" draw:type="ooxml-flowChartTerminator" draw:enhanced-path="M 3475 0 L 18125 0  L 3475 10800 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custom-shape draw:name="Flussdiagramm: Grenzstelle 56" draw:style-name="gr4" draw:text-style-name="P4" draw:layer="layout" svg:width="4.449cm" svg:height="0.885cm" svg:x="21.412cm" svg:y="11.873cm">
              <text:p text:style-name="P3"><text:span text:style-name="T1">Blogs etc.</text:span></text:p>
              <draw:enhanced-geometry draw:mirror-horizontal="false" draw:mirror-vertical="false" draw:text-areas="?f0 ?f2 ?f1 ?f3" svg:viewBox="0 0 0 0" draw:type="ooxml-flowChartTerminator" draw:enhanced-path="M 3475 0 L 18125 0  L 3475 10800 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custom-shape draw:name="Wolke 45" draw:style-name="gr4" draw:text-style-name="P4" draw:layer="layout" svg:width="5.673cm" svg:height="4.834cm" svg:x="17.426cm" svg:y="7.858cm">
              <text:p text:style-name="P3"><text:span text:style-name="T1">Research </text:span></text:p>
              <text:p text:style-name="P3"><text:span text:style-name="T1">Literature</text:span></text:p>
              <text:p text:style-name="P3"><text:span text:style-name="T1">Cloud</text:span></text:p>
              <draw:enhanced-geometry draw:mirror-horizontal="false" draw:mirror-vertical="false" draw:text-areas="?f0 ?f1 ?f2 ?f3" svg:viewBox="0 0 0 0" draw:type="ooxml-cloud" draw:enhanced-path="M 3900 14370  Z N M 6753 9190  M ?f10 ?f11  M 5333 7267  M ?f12 ?f13  M 4365 5945  M ?f14 ?f15  M 4857 6595  M ?f16 ?f17  M 5333 7273  M ?f18 ?f19  M 6775 9220  F N">
                <draw:equation draw:name="f0" draw:formula="logwidth*2977/21600"/>
                <draw:equation draw:name="f1" draw:formula="logheight*3262/21600"/>
                <draw:equation draw:name="f2" draw:formula="logwidth*17087/21600"/>
                <draw:equation draw:name="f3" draw:formula="logheight*17337/21600"/>
                <draw:equation draw:name="f4" draw:formula="logwidth*67/21600"/>
                <draw:equation draw:name="f5" draw:formula="logheight*21577/21600"/>
                <draw:equation draw:name="f6" draw:formula="logwidth*21582/21600"/>
                <draw:equation draw:name="f7" draw:formula="logheight*1235/21600"/>
                <draw:equation draw:name="f8" draw:formula="logheight/2"/>
                <draw:equation draw:name="f9" draw:formula="logwidth/2"/>
                <draw:equation draw:name="f10" draw:formula="(-11429249)/60000.0"/>
                <draw:equation draw:name="f11" draw:formula="(7426832)/60000.0"/>
                <draw:equation draw:name="f12" draw:formula="(-8646143)/60000.0"/>
                <draw:equation draw:name="f13" draw:formula="(5396714)/60000.0"/>
                <draw:equation draw:name="f14" draw:formula="(-8748475)/60000.0"/>
                <draw:equation draw:name="f15" draw:formula="(5983381)/60000.0"/>
                <draw:equation draw:name="f16" draw:formula="(-7859164)/60000.0"/>
                <draw:equation draw:name="f17" draw:formula="(7034504)/60000.0"/>
                <draw:equation draw:name="f18" draw:formula="(-4722533)/60000.0"/>
                <draw:equation draw:name="f19" draw:formula="(6541615)/60000.0"/>
                <draw:equation draw:name="f20" draw:formula="(-2776035)/60000.0"/>
                <draw:equation draw:name="f21" draw:formula="(7816140)/60000.0"/>
                <draw:equation draw:name="f22" draw:formula="(37501)/60000.0"/>
                <draw:equation draw:name="f23" draw:formula="(6842000)/60000.0"/>
                <draw:equation draw:name="f24" draw:formula="(1347096)/60000.0"/>
                <draw:equation draw:name="f25" draw:formula="(6910353)/60000.0"/>
                <draw:equation draw:name="f26" draw:formula="(3974558)/60000.0"/>
                <draw:equation draw:name="f27" draw:formula="(4542661)/60000.0"/>
                <draw:equation draw:name="f28" draw:formula="(-16496525)/60000.0"/>
                <draw:equation draw:name="f29" draw:formula="(8804134)/60000.0"/>
                <draw:equation draw:name="f30" draw:formula="(-14809710)/60000.0"/>
                <draw:equation draw:name="f31" draw:formula="(9151131)/60000.0"/>
                <draw:equation draw:name="f32" draw:formula="(5204520)/60000.0"/>
                <draw:equation draw:name="f33" draw:formula="(1585770)/60000.0"/>
                <draw:equation draw:name="f34" draw:formula="(4416628)/60000.0"/>
                <draw:equation draw:name="f35" draw:formula="(686848)/60000.0"/>
                <draw:equation draw:name="f36" draw:formula="(8257449)/60000.0"/>
                <draw:equation draw:name="f37" draw:formula="(844866)/60000.0"/>
                <draw:equation draw:name="f38" draw:formula="(387196)/60000.0"/>
                <draw:equation draw:name="f39" draw:formula="(959901)/60000.0"/>
                <draw:equation draw:name="f40" draw:formula="(-4217541)/60000.0"/>
                <draw:equation draw:name="f41" draw:formula="(4255042)/60000.0"/>
                <draw:equation draw:name="f42" draw:formula="(1819082)/60000.0"/>
                <draw:equation draw:name="f43" draw:formula="(1665090)/60000.0"/>
                <draw:equation draw:name="f44" draw:formula="(-824660)/60000.0"/>
                <draw:equation draw:name="f45" draw:formula="(891534)/60000.0"/>
                <draw:equation draw:name="f46" draw:formula="(-8950887)/60000.0"/>
                <draw:equation draw:name="f47" draw:formula="(1091722)/60000.0"/>
                <draw:equation draw:name="f48" draw:formula="(-9809656)/60000.0"/>
                <draw:equation draw:name="f49" draw:formula="(1061181)/60000.0"/>
                <draw:equation draw:name="f50" draw:formula="(-4002417)/60000.0"/>
                <draw:equation draw:name="f51" draw:formula="(739161)/60000.0"/>
                <draw:equation draw:name="f52" draw:formula="(9459261)/60000.0"/>
                <draw:equation draw:name="f53" draw:formula="(711490)/60000.0"/>
              </draw:enhanced-geometry>
            </draw:custom-shape>
          </draw:g>
          <draw:frame draw:name="Grafik 34" draw:style-name="gr3" draw:text-style-name="P2" draw:layer="layout" svg:width="1.698cm" svg:height="2.115cm" svg:x="5.299cm" svg:y="9.519cm">
            <draw:image xlink:href="Pictures/100002010000005000000050C98293E9.png" xlink:type="simple" xlink:show="embed" xlink:actuate="onLoad">
              <text:p/>
            </draw:image>
          </draw:frame>
          <draw:custom-shape draw:name="Textfeld 37" draw:style-name="gr5" draw:text-style-name="P1" draw:layer="layout" svg:width="2.752cm" svg:height="0.885cm" svg:x="4.914cm" svg:y="8.251cm">
            <text:p><text:span text:style-name="T2">QUE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58" draw:style-name="gr3" draw:text-style-name="P2" draw:layer="layout" svg:width="1.374cm" svg:height="1.514cm" svg:x="14.234cm" svg:y="7.784cm">
            <draw:image xlink:href="Pictures/10000201000000620000006C340B418E.png" xlink:type="simple" xlink:show="embed" xlink:actuate="onLoad">
              <text:p/>
            </draw:image>
          </draw:frame>
          <draw:frame draw:name="Grafik 61" draw:style-name="gr3" draw:text-style-name="P2" draw:layer="layout" svg:width="1.374cm" svg:height="1.514cm" draw:transform="rotate (1.5707963267949) translate (14.231cm 10.772cm)">
            <draw:image xlink:href="Pictures/10000201000000620000006C340B418E.png" xlink:type="simple" xlink:show="embed" xlink:actuate="onLoad">
              <text:p/>
            </draw:image>
          </draw:frame>
          <draw:frame draw:name="Grafik 62" draw:style-name="gr3" draw:text-style-name="P2" draw:layer="layout" svg:width="1.376cm" svg:height="1.514cm" svg:x="14.278cm" svg:y="10.855cm">
            <draw:image xlink:href="Pictures/10000201000000620000006C340B418E.png" xlink:type="simple" xlink:show="embed" xlink:actuate="onLoad">
              <text:p/>
            </draw:image>
          </draw:frame>
          <draw:g draw:name="Gruppieren 82">
            <draw:custom-shape draw:name="Gerade Verbindung mit Pfeil 67" draw:style-name="gr6" draw:text-style-name="P2" draw:layer="layout" svg:width="1.757cm" svg:height="0.001cm" svg:x="15.613cm" svg:y="10.1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erade Verbindung mit Pfeil 68" draw:style-name="gr6" draw:text-style-name="P2" draw:layer="layout" svg:width="1.757cm" svg:height="0.001cm" svg:x="15.613cm" svg:y="8.443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erade Verbindung mit Pfeil 69" draw:style-name="gr6" draw:text-style-name="P2" draw:layer="layout" svg:width="1.757cm" svg:height="0.001cm" svg:x="15.613cm" svg:y="11.617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Rechteck 76" draw:style-name="gr7" draw:text-style-name="P1" draw:layer="layout" svg:width="4.152cm" svg:height="1.52cm" svg:x="10.246cm" svg:y="5.481cm">
            <text:p><text:span text:style-name="T3">SemL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bgerundetes Rechteck 79" draw:style-name="gr8" draw:text-style-name="P5" draw:layer="layout" svg:width="3.188cm" svg:height="3.713cm" svg:x="10.859cm" svg:y="8.153cm">
            <text:p text:style-name="P3"><text:span text:style-name="T4">SEMANTIC</text:span></text:p>
            <text:p text:style-name="P3"><text:span text:style-name="T4">MATCHING</text:span></text:p>
            <text:p text:style-name="P3"><text:span text:style-name="T4">&amp;</text:span></text:p>
            <text:p text:style-name="P3"><text:span text:style-name="T4">RETRIEVAL</text:span></text:p>
  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8" draw:style-name="gr3" draw:text-style-name="P2" draw:layer="layout" svg:width="2.115cm" svg:height="2.115cm" svg:x="7.133cm" svg:y="13.885cm">
            <draw:image xlink:href="Pictures/100002010000005000000050C1E84D9E.png" xlink:type="simple" xlink:show="embed" xlink:actuate="onLoad">
              <text:p/>
            </draw:image>
          </draw:frame>
          <draw:custom-shape draw:style-name="gr9" draw:text-style-name="P6" draw:layer="layout" svg:width="1.9cm" svg:height="1.634cm" svg:x="2.7cm" svg:y="8.966cm">
            <text:p/>
            <draw:enhanced-geometry svg:viewBox="0 0 21600 21600" draw:glue-points="?f6 10800 10800 21600 ?f5 10800 10800 0" draw:text-areas="?f3 ?f3 ?f4 ?f4" draw:mirror-horizontal="false" draw:mirror-vertical="true" draw:type="trapezoid" draw:modifiers="5226.7227774855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6" draw:layer="layout" svg:width="1.501cm" svg:height="1.516cm" draw:transform="skewX (-0.177499984927823) translate (2.819cm 7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0.85cm" svg:height="0.8cm" svg:x="14.029cm" svg:y="6.7cm">
            <text:p text:style-name="P6"><text:span text:style-name="T5">S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erade Verbindung mit Pfeil 68" draw:style-name="gr6" draw:text-style-name="P2" draw:layer="layout" svg:width="1.757cm" svg:height="0.001cm" svg:x="7.243cm" svg:y="10.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erade Verbindung mit Pfeil 68" draw:style-name="gr6" draw:text-style-name="P2" draw:layer="layout" svg:width="1.757cm" svg:height="0.001cm" svg:x="7.3cm" svg:y="8.699cm">
            <text:p/>
            <draw:enhanced-geometry draw:mirror-horizontal="false" draw:mirror-vertical="false" svg:viewBox="0 0 21600 21600" draw:type="mso-spt32" draw:enhanced-path="M 0 0 L 21600 21600 N"/>
          </draw:custom-shape>
          <draw:connector draw:style-name="gr12" draw:text-style-name="P6" draw:layer="layout" svg:x1="12.415cm" svg:y1="12.933cm" svg:x2="4.156cm" svg:y2="11.904cm" draw:start-shape="id1" draw:start-glue-point="2" svg:d="m12415 12933v542h-8259v-157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8T14:06:30</meta:creation-date>
    <dc:date>2014-02-08T14:57:40</dc:date>
    <meta:editing-duration>PT47M20S</meta:editing-duration>
    <meta:editing-cycles>5</meta:editing-cycles>
    <meta:generator>LibreOffice/3.5$Linux_x86 LibreOffice_project/350m1$Build-2</meta:generator>
    <meta:document-statistic meta:object-count="31"/>
  </office:meta>
</office:document-meta>
</file>